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c27aa" officeooo:paragraph-rsid="000c27aa" style:font-weight-asian="bold" style:font-weight-complex="bold"/>
    </style:style>
    <style:style style:name="P3" style:family="paragraph" style:parent-style-name="Standard">
      <style:text-properties fo:font-weight="bold" officeooo:rsid="0016d34f" officeooo:paragraph-rsid="0016d34f" style:font-weight-asian="bold" style:font-weight-complex="bold"/>
    </style:style>
    <style:style style:name="P4" style:family="paragraph" style:parent-style-name="Standard">
      <style:text-properties officeooo:paragraph-rsid="00085aaf"/>
    </style:style>
    <style:style style:name="P5" style:family="paragraph" style:parent-style-name="Standard">
      <style:text-properties fo:font-style="italic" officeooo:paragraph-rsid="0008ad76" style:font-style-asian="italic" style:font-style-complex="italic"/>
    </style:style>
    <style:style style:name="P6" style:family="paragraph" style:parent-style-name="Standard">
      <style:text-properties officeooo:paragraph-rsid="000c27aa"/>
    </style:style>
    <style:style style:name="P7" style:family="paragraph" style:parent-style-name="Standard">
      <style:text-properties officeooo:paragraph-rsid="000c601e"/>
    </style:style>
    <style:style style:name="P8" style:family="paragraph" style:parent-style-name="Standard">
      <style:text-properties officeooo:paragraph-rsid="000da42c"/>
    </style:style>
    <style:style style:name="P9" style:family="paragraph" style:parent-style-name="Standard">
      <style:text-properties fo:color="#c9211e" loext:opacity="100%" officeooo:paragraph-rsid="000da42c"/>
    </style:style>
    <style:style style:name="P10" style:family="paragraph" style:parent-style-name="Standard">
      <style:text-properties fo:color="#c9211e" loext:opacity="100%" fo:font-size="14pt" officeooo:paragraph-rsid="000da42c" style:font-size-asian="14pt" style:font-size-complex="14pt"/>
    </style:style>
    <style:style style:name="P11" style:family="paragraph" style:parent-style-name="Standard">
      <style:text-properties fo:color="#c9211e" loext:opacity="100%" fo:font-size="14pt" officeooo:paragraph-rsid="00085aaf" style:font-size-asian="14pt" style:font-size-complex="14pt"/>
    </style:style>
    <style:style style:name="P12" style:family="paragraph" style:parent-style-name="Standard">
      <style:text-properties officeooo:rsid="000da42c" officeooo:paragraph-rsid="000da42c"/>
    </style:style>
    <style:style style:name="P13" style:family="paragraph" style:parent-style-name="Standard" style:list-style-name="L1">
      <style:text-properties officeooo:rsid="000da42c" officeooo:paragraph-rsid="000da42c"/>
    </style:style>
    <style:style style:name="P14" style:family="paragraph" style:parent-style-name="Standard">
      <style:text-properties officeooo:paragraph-rsid="000e6add"/>
    </style:style>
    <style:style style:name="P15" style:family="paragraph" style:parent-style-name="Standard">
      <style:text-properties officeooo:rsid="000e6add" officeooo:paragraph-rsid="000e6add"/>
    </style:style>
    <style:style style:name="P16" style:family="paragraph" style:parent-style-name="Standard" style:list-style-name="L2">
      <style:text-properties officeooo:rsid="000e6add" officeooo:paragraph-rsid="000e94d5"/>
    </style:style>
    <style:style style:name="P17" style:family="paragraph" style:parent-style-name="Standard" style:list-style-name="L2">
      <style:text-properties officeooo:rsid="000e6add" officeooo:paragraph-rsid="000e6add"/>
    </style:style>
    <style:style style:name="P18" style:family="paragraph" style:parent-style-name="Standard" style:list-style-name="L2">
      <style:text-properties officeooo:paragraph-rsid="000e6add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officeooo:rsid="000c27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94d5" style:font-weight-asian="normal" style:font-weight-complex="normal"/>
    </style:style>
    <style:style style:name="T4" style:family="text">
      <style:text-properties officeooo:rsid="000c601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86a6" style:font-weight-asian="bold" style:font-weight-complex="bold"/>
    </style:style>
    <style:style style:name="T7" style:family="text">
      <style:text-properties fo:font-weight="bold" officeooo:rsid="000e94d5" style:font-weight-asian="bold" style:font-weight-complex="bold"/>
    </style:style>
    <style:style style:name="T8" style:family="text">
      <style:text-properties fo:font-weight="bold" officeooo:rsid="000da42c" style:font-weight-asian="bold" style:font-weight-complex="bold"/>
    </style:style>
    <style:style style:name="T9" style:family="text">
      <style:text-properties officeooo:rsid="000da42c"/>
    </style:style>
    <style:style style:name="T10" style:family="text">
      <style:text-properties style:text-position="super 58%" officeooo:rsid="000da42c"/>
    </style:style>
    <style:style style:name="T11" style:family="text">
      <style:text-properties style:text-position="0% 100%" officeooo:rsid="000da42c"/>
    </style:style>
    <style:style style:name="T12" style:family="text">
      <style:text-properties fo:font-style="italic" officeooo:rsid="000da42c" style:font-style-asian="italic" style:font-style-complex="italic"/>
    </style:style>
    <style:style style:name="T13" style:family="text">
      <style:text-properties officeooo:rsid="000e6add"/>
    </style:style>
    <style:style style:name="T14" style:family="text">
      <style:text-properties officeooo:rsid="000e94d5"/>
    </style:style>
    <style:style style:name="T15" style:family="text">
      <style:text-properties officeooo:rsid="001086a6"/>
    </style:style>
    <style:style style:name="T16" style:family="text">
      <style:text-properties officeooo:rsid="00131940"/>
    </style:style>
    <style:style style:name="T17" style:family="text">
      <style:text-properties officeooo:rsid="00163b54"/>
    </style:style>
    <style:style style:name="T18" style:family="text">
      <style:text-properties fo:font-size="14pt" officeooo:rsid="000da42c" style:font-size-asian="14pt" style:font-size-complex="14pt"/>
    </style:style>
    <style:style style:name="T19" style:family="text">
      <style:text-properties fo:font-size="14pt" fo:font-style="italic" officeooo:rsid="000da42c" style:font-size-asian="14pt" style:font-style-asian="italic" style:font-size-complex="14pt" style:font-style-complex="italic"/>
    </style:style>
    <style:style style:name="T20" style:family="text">
      <style:text-properties officeooo:rsid="0016d34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hort-term memory <text:span text:style-name="T1">test </text:span>for numeric figures</text:p>
      <text:p text:style-name="P1"/>
      <text:p text:style-name="P3">INSTRUCTIONS:</text:p>
      <text:p text:style-name="P3"/>
      <text:p text:style-name="P2"><text:span text:style-name="T2">Press</text:span> ‘G<text:span text:style-name="T15">O!</text:span>’.</text:p>
      <text:p text:style-name="P1"/>
      <text:p text:style-name="P6"><text:span text:style-name="T1">T</text:span>he word “<text:span text:style-name="T5">Start </text:span><text:span text:style-name="T6">turn #</text:span>” <text:span text:style-name="T1">i</text:span>s shown on the screen for 1.5 s.</text:p>
      <text:p text:style-name="P6"/>
      <text:p text:style-name="P6"><text:span text:style-name="T1">7</text:span> single <text:span text:style-name="T1">random </text:span>digit<text:span text:style-name="T1">s </text:span>(from 0 to 9) <text:span text:style-name="T1">are</text:span> shown, <text:span text:style-name="T1">one at a time,</text:span> at the cent<text:span text:style-name="T1">re</text:span> of the screen, at the speed of 0.75 s per <text:span text:style-name="T1">digit.</text:span> </text:p>
      <text:p text:style-name="P4"/>
      <text:p text:style-name="P4"><text:span text:style-name="T1">T</text:span>he word “<text:span text:style-name="T5">Remember</text:span>” <text:span text:style-name="T20">is </text:span>shown on the screen for 1 s, </text:p>
      <text:p text:style-name="P4"/>
      <text:p text:style-name="P7"><text:span text:style-name="T4">T</text:span>hen another series of <text:span text:style-name="T4">7 </text:span>single digit<text:span text:style-name="T1">s </text:span><text:span text:style-name="T4">are </text:span>shown in the same way at the same speed - <text:span text:style-name="T1">one at a time,</text:span> at the cent<text:span text:style-name="T1">re</text:span> of the screen, at the speed of 0.75 s per <text:span text:style-name="T1">digit.</text:span> <text:s/></text:p>
      <text:p text:style-name="P4"/>
      <text:p text:style-name="P8"><text:span text:style-name="T4">Then</text:span> the instruction “<text:span text:style-name="T5">Judge</text:span>” <text:span text:style-name="T20">i</text:span>s displayed on the screen for 2 s </text:p>
      <text:p text:style-name="P8"/>
      <text:p text:style-name="P10"><text:span text:style-name="T9">During the 2 s of ‘judgement’</text:span> <text:span text:style-name="T9">you</text:span> <text:span text:style-name="T9">must</text:span> determine whether the <text:span text:style-name="T9">2</text:span><text:span text:style-name="T10">nd</text:span><text:span text:style-name="T9"> sequence of 7 digits</text:span> <text:span text:style-name="T9">exactly </text:span>matched (<text:span text:style-name="T9">same </text:span>digits <text:span text:style-name="T9">in same</text:span> order) the <text:span text:style-name="T11">1</text:span><text:span text:style-name="T10">st</text:span><text:span text:style-name="T9"> sequence of 7 digits</text:span> or not. </text:p>
      <text:p text:style-name="P11"/>
      <text:p text:style-name="P9"><text:span text:style-name="T18">If the sequences </text:span><text:span text:style-name="Strong_20_Emphasis"><text:span text:style-name="T18">MATCH</text:span></text:span><text:span text:style-name="T18"> you must </text:span><text:span text:style-name="Strong_20_Emphasis"><text:span text:style-name="T18">PRESS</text:span></text:span><text:span text:style-name="T18"> the button marked ‘Yes’.</text:span></text:p>
      <text:p text:style-name="P10"/>
      <text:p text:style-name="P9"><text:span text:style-name="T18">Do nothing if the sequences </text:span><text:span text:style-name="T19">DO NOT match</text:span><text:span text:style-name="T18"> – </text:span><text:span text:style-name="Strong_20_Emphasis"><text:span text:style-name="T18">DO NOT PRESS</text:span></text:span><text:span text:style-name="T18"> the button!</text:span></text:p>
      <text:p text:style-name="P8"/>
      <text:p text:style-name="P12">The answer is then displayed:</text:p>
      <text:p text:style-name="P12"/>
      <text:list xml:id="list2097654496" text:style-name="L1">
        <text:list-item>
          <text:p text:style-name="P13">‘repeat’ – the 2 sequences were the same</text:p>
        </text:list-item>
        <text:list-item>
          <text:p text:style-name="P13">‘no-repeat’ – the 2 sequences were not the same</text:p>
        </text:list-item>
        <text:list-item>
          <text:p text:style-name="P13">‘right’ – you identified correctly</text:p>
        </text:list-item>
        <text:list-item>
          <text:p text:style-name="P13">‘wrong’ – you identified incorrectly</text:p>
        </text:list-item>
      </text:list>
      <text:p text:style-name="P12"/>
      <text:p text:style-name="P14">T<text:span text:style-name="T9">he</text:span> memory <text:span text:style-name="T9">test</text:span> <text:span text:style-name="T9">is</text:span> repeated <text:span text:style-name="T8">10 times</text:span><text:span text:style-name="T9">, and then a score is displayed: </text:span></text:p>
      <text:list xml:id="list1964872205" text:style-name="L2">
        <text:list-item>
          <text:p text:style-name="P18"><text:span text:style-name="T13">how many you got correct, how many incorrect</text:span></text:p>
        </text:list-item>
        <text:list-item>
          <text:p text:style-name="P17">and a score number is given using the following system -</text:p>
        </text:list-item>
      </text:list>
      <text:p text:style-name="P15"/>
      <text:list xml:id="list163058102091491" text:continue-numbering="true" text:style-name="L2">
        <text:list-item>
          <text:list>
            <text:list-item>
              <text:p text:style-name="P17">2 points for correctly identifying a repeat (pressing ‘yes’ correctly)</text:p>
            </text:list-item>
            <text:list-item>
              <text:p text:style-name="P16">1 point for correct<text:span text:style-name="T14">ly</text:span> <text:span text:style-name="T14">identifying </text:span><text:span text:style-name="T17">a </text:span>no-repeat <text:span text:style-name="T14">(NOT pressing ‘yes’ </text:span><text:span text:style-name="T3">correctly</text:span><text:span text:style-name="T14">)</text:span></text:p>
            </text:list-item>
            <text:list-item>
              <text:p text:style-name="P16"><text:span text:style-name="T16">0</text:span> <text:span text:style-name="T14">points for </text:span><text:span text:style-name="T16">missing</text:span><text:span text:style-name="T14"> a</text:span> repeat <text:span text:style-name="T14">(</text:span><text:span text:style-name="T16">not </text:span>pressing ‘yes’ <text:span text:style-name="T17">when you should have</text:span><text:span text:style-name="T14">)</text:span></text:p>
            </text:list-item>
            <text:list-item>
              <text:p text:style-name="P16">-1 <text:span text:style-name="T14">point for identifying</text:span> <text:span text:style-name="T16">a </text:span>repeat <text:span text:style-name="T16">that was not a repeat </text:span><text:span text:style-name="T14">(press</text:span><text:span text:style-name="T16">ing</text:span><text:span text:style-name="T14"> ‘yes’ </text:span><text:span text:style-name="T17">when you should not have</text:span><text:span text:style-name="T14">)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7d1d5" style:writing-mode="lr-tb" draw:fill="solid" draw:fill-color="#f7d1d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7d1d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9:05:49.328906029</meta:creation-date>
    <dc:date>2023-08-31T16:30:57.299296853</dc:date>
    <meta:editing-duration>PT17H45M3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86" meta:character-count="1505" meta:non-whitespace-character-count="1240"/>
  </office:meta>
</office:document-meta>
</file>